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QNameHolder.set_QNam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ttyNamespaceManager.getNamespaceFor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ttyNamespaceManager.find_prefix_for_nsuri( String nsuri , String suggested_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QNameHolder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QNameHolder.equal_to( Xml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QNameHolder.compute_text( NamespaceManager ns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QNameHolder.JavaQNam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QNameHolder.set_text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QName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QNameHolder.parse( String v , PrefixResolver resolv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avaQNameHolder.getQNam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QNameHolder.validateLexical( String v , ValidationContext context , Prefix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QName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QNameHolder.set_xmlanysimple( XmlAnySimpleTyp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QNameHolder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